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6b8f6e" officeooo:paragraph-rsid="006b8f6e"/>
    </style:style>
    <style:style style:name="P4" style:family="paragraph" style:parent-style-name="Text_20_body">
      <style:text-properties fo:language="en" fo:country="US" officeooo:rsid="00855e95" officeooo:paragraph-rsid="009c4906"/>
    </style:style>
    <style:style style:name="P5" style:family="paragraph" style:parent-style-name="Text_20_body">
      <style:text-properties fo:language="cs" fo:country="CZ" officeooo:rsid="00314879" officeooo:paragraph-rsid="00314879"/>
    </style:style>
    <style:style style:name="P6" style:family="paragraph" style:parent-style-name="Text_20_body">
      <style:text-properties fo:language="cs" fo:country="CZ" officeooo:rsid="0032d223" officeooo:paragraph-rsid="0032d223"/>
    </style:style>
    <style:style style:name="P7" style:family="paragraph" style:parent-style-name="Text_20_body">
      <style:text-properties fo:language="cs" fo:country="CZ" officeooo:rsid="00343cf6" officeooo:paragraph-rsid="00343cf6"/>
    </style:style>
    <style:style style:name="P8" style:family="paragraph" style:parent-style-name="Text_20_body">
      <style:text-properties fo:language="cs" fo:country="CZ" officeooo:rsid="0036beea" officeooo:paragraph-rsid="0036beea"/>
    </style:style>
    <style:style style:name="P9" style:family="paragraph" style:parent-style-name="Text_20_body">
      <style:text-properties fo:language="cs" fo:country="CZ" officeooo:rsid="003d8da2" officeooo:paragraph-rsid="003d8da2"/>
    </style:style>
    <style:style style:name="P10" style:family="paragraph" style:parent-style-name="Text_20_body">
      <style:text-properties fo:language="cs" fo:country="CZ" officeooo:rsid="0036beea" officeooo:paragraph-rsid="0036beea" fo:background-color="#ffff00"/>
    </style:style>
    <style:style style:name="P11" style:family="paragraph" style:parent-style-name="Text_20_body">
      <style:text-properties fo:language="cs" fo:country="CZ" officeooo:rsid="00be3d12" officeooo:paragraph-rsid="00be3d12" fo:background-color="transparent"/>
    </style:style>
    <style:style style:name="P12" style:family="paragraph" style:parent-style-name="Text_20_body">
      <style:text-properties style:font-name="Liberation Mono" fo:font-size="10pt" fo:language="cs" fo:country="CZ" officeooo:rsid="00237ec9" officeooo:paragraph-rsid="003bdecf" style:font-size-asian="10pt" style:font-size-complex="10pt"/>
    </style:style>
    <style:style style:name="P13" style:family="paragraph" style:parent-style-name="Text_20_body">
      <style:text-properties style:font-name="Liberation Mono" fo:font-size="10pt" fo:language="cs" fo:country="CZ" officeooo:rsid="00237ec9" officeooo:paragraph-rsid="0031b82a" style:font-size-asian="10pt" style:font-size-complex="10pt"/>
    </style:style>
    <style:style style:name="P14" style:family="paragraph" style:parent-style-name="Text_20_body">
      <style:text-properties style:font-name="Liberation Mono" fo:font-size="10pt" fo:language="cs" fo:country="CZ" officeooo:rsid="00237ec9" officeooo:paragraph-rsid="00314879" style:font-size-asian="10pt" style:font-size-complex="10pt"/>
    </style:style>
    <style:style style:name="P15" style:family="paragraph" style:parent-style-name="Text_20_body">
      <style:text-properties style:font-name="Liberation Mono" fo:font-size="10pt" fo:language="cs" fo:country="CZ" officeooo:rsid="00237ec9" officeooo:paragraph-rsid="00600982" style:font-size-asian="10pt" style:font-size-complex="10pt"/>
    </style:style>
    <style:style style:name="P16" style:family="paragraph" style:parent-style-name="Text_20_body">
      <style:text-properties style:font-name="Liberation Mono" fo:font-size="10pt" fo:language="cs" fo:country="CZ" officeooo:rsid="00237ec9" officeooo:paragraph-rsid="0090f87d" style:font-size-asian="10pt" style:font-size-complex="10pt"/>
    </style:style>
    <style:style style:name="P17" style:family="paragraph" style:parent-style-name="Text_20_body">
      <style:text-properties style:font-name="Liberation Mono" fo:font-size="10pt" fo:language="cs" fo:country="CZ" officeooo:rsid="00542f18" officeooo:paragraph-rsid="00542f18" style:font-size-asian="10pt" style:font-size-complex="10pt"/>
    </style:style>
    <style:style style:name="P18" style:family="paragraph" style:parent-style-name="Text_20_body">
      <style:text-properties style:font-name="Liberation Mono" fo:font-size="10pt" fo:language="cs" fo:country="CZ" officeooo:rsid="00542f18" officeooo:paragraph-rsid="005a147b" style:font-size-asian="10pt" style:font-size-complex="10pt"/>
    </style:style>
    <style:style style:name="P19" style:family="paragraph" style:parent-style-name="Text_20_body">
      <style:text-properties style:font-name="Liberation Mono" fo:font-size="10pt" fo:language="cs" fo:country="CZ" officeooo:rsid="005769b4" officeooo:paragraph-rsid="002b0e54" style:font-size-asian="10pt" style:font-size-complex="10pt"/>
    </style:style>
    <style:style style:name="P20" style:family="paragraph" style:parent-style-name="Text_20_body">
      <style:text-properties style:font-name="Liberation Mono" fo:font-size="10pt" fo:language="cs" fo:country="CZ" officeooo:rsid="00a7cb9e" officeooo:paragraph-rsid="00a7cb9e" style:font-size-asian="10pt" style:font-size-complex="10pt"/>
    </style:style>
    <style:style style:name="P21"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2"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3" style:family="paragraph" style:parent-style-name="Text_20_body">
      <style:text-properties style:font-name="Liberation Mono" fo:font-size="10pt" fo:language="cs" fo:country="CZ" officeooo:rsid="00237ec9" officeooo:paragraph-rsid="0093fe75" fo:background-color="transparent" style:font-size-asian="10pt" style:font-size-complex="10pt"/>
    </style:style>
    <style:style style:name="P24"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5" style:family="paragraph" style:parent-style-name="Text_20_body">
      <style:text-properties style:font-name="Liberation Mono" fo:font-size="10pt" officeooo:rsid="002eec8f" officeooo:paragraph-rsid="00632750" style:font-size-asian="10pt" style:font-size-complex="10pt"/>
    </style:style>
    <style:style style:name="P26" style:family="paragraph" style:parent-style-name="Text_20_body">
      <style:text-properties style:font-name="Liberation Mono" fo:font-size="10pt" officeooo:rsid="002eec8f" officeooo:paragraph-rsid="001dc521" style:font-size-asian="10pt" style:font-size-complex="10pt"/>
    </style:style>
    <style:style style:name="P27" style:family="paragraph" style:parent-style-name="Text_20_body">
      <style:text-properties style:font-name="Liberation Mono" fo:font-size="10pt" officeooo:rsid="0011696a" officeooo:paragraph-rsid="0069aeb7" style:font-size-asian="10pt" style:font-size-complex="10pt"/>
    </style:style>
    <style:style style:name="P28" style:family="paragraph" style:parent-style-name="Text_20_body">
      <style:text-properties style:font-name="Liberation Mono" fo:font-size="10pt" fo:language="en" fo:country="US" officeooo:rsid="00528c27" officeooo:paragraph-rsid="00528c27" style:font-size-asian="10pt" style:font-size-complex="10pt"/>
    </style:style>
    <style:style style:name="P29" style:family="paragraph" style:parent-style-name="Text_20_body">
      <style:text-properties style:font-name="Liberation Mono" fo:font-size="10pt" fo:language="en" fo:country="US" officeooo:rsid="00528c27" officeooo:paragraph-rsid="00542f18" style:font-size-asian="10pt" style:font-size-complex="10pt"/>
    </style:style>
    <style:style style:name="P30" style:family="paragraph" style:parent-style-name="Text_20_body">
      <style:text-properties style:font-name="Liberation Mono" fo:font-size="10pt" fo:language="en" fo:country="US" officeooo:rsid="00632750" officeooo:paragraph-rsid="00632750" style:font-size-asian="10pt" style:font-size-complex="10pt"/>
    </style:style>
    <style:style style:name="P31" style:family="paragraph" style:parent-style-name="Text_20_body">
      <style:text-properties style:font-name="Liberation Mono" fo:font-size="10pt" fo:language="en" fo:country="US" officeooo:rsid="0053eb40" officeooo:paragraph-rsid="0053eb40" style:font-size-asian="10pt" style:font-size-complex="10pt"/>
    </style:style>
    <style:style style:name="P32" style:family="paragraph" style:parent-style-name="Text_20_body">
      <style:text-properties style:font-name="Liberation Mono" fo:font-size="10pt" fo:language="en" fo:country="US" officeooo:rsid="0079f29e" officeooo:paragraph-rsid="008dd755" style:font-size-asian="10pt" style:font-size-complex="10pt"/>
    </style:style>
    <style:style style:name="P33" style:family="paragraph" style:parent-style-name="Text_20_body">
      <style:text-properties officeooo:rsid="003bdecf" officeooo:paragraph-rsid="003bdecf"/>
    </style:style>
    <style:style style:name="P34" style:family="paragraph" style:parent-style-name="Text_20_body">
      <style:text-properties officeooo:rsid="003ee4dc" officeooo:paragraph-rsid="00600982"/>
    </style:style>
    <style:style style:name="P35"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36"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7"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8"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39" style:family="paragraph" style:parent-style-name="Text_20_body">
      <style:text-properties officeooo:rsid="004f5630" officeooo:paragraph-rsid="004f5630"/>
    </style:style>
    <style:style style:name="P40" style:family="paragraph" style:parent-style-name="Text_20_body">
      <style:text-properties officeooo:rsid="004f5630" officeooo:paragraph-rsid="00907ae6"/>
    </style:style>
    <style:style style:name="P41" style:family="paragraph" style:parent-style-name="Text_20_body">
      <style:text-properties officeooo:rsid="00528c27" officeooo:paragraph-rsid="00528c27"/>
    </style:style>
    <style:style style:name="P42" style:family="paragraph" style:parent-style-name="Text_20_body">
      <style:text-properties officeooo:rsid="0031b82a" officeooo:paragraph-rsid="0031b82a"/>
    </style:style>
    <style:style style:name="P43" style:family="paragraph" style:parent-style-name="Text_20_body">
      <style:text-properties officeooo:rsid="005b8b12" officeooo:paragraph-rsid="005b8b12"/>
    </style:style>
    <style:style style:name="P44" style:family="paragraph" style:parent-style-name="Text_20_body">
      <style:text-properties officeooo:rsid="005b8b12" officeooo:paragraph-rsid="00828af5"/>
    </style:style>
    <style:style style:name="P45" style:family="paragraph" style:parent-style-name="Text_20_body">
      <style:text-properties officeooo:rsid="00677bff" officeooo:paragraph-rsid="00677bff"/>
    </style:style>
    <style:style style:name="P46" style:family="paragraph" style:parent-style-name="Text_20_body">
      <style:text-properties officeooo:rsid="00677bff" officeooo:paragraph-rsid="0077667d"/>
    </style:style>
    <style:style style:name="P47" style:family="paragraph" style:parent-style-name="Text_20_body">
      <style:text-properties officeooo:rsid="000cf24e" officeooo:paragraph-rsid="0069aeb7"/>
    </style:style>
    <style:style style:name="P48" style:family="paragraph" style:parent-style-name="Text_20_body">
      <style:text-properties officeooo:rsid="000a55a3" officeooo:paragraph-rsid="0069aeb7"/>
    </style:style>
    <style:style style:name="P49" style:family="paragraph" style:parent-style-name="Text_20_body">
      <style:text-properties officeooo:rsid="0011696a" officeooo:paragraph-rsid="0069aeb7"/>
    </style:style>
    <style:style style:name="P50" style:family="paragraph" style:parent-style-name="Text_20_body">
      <style:text-properties officeooo:rsid="001731a4" officeooo:paragraph-rsid="0069aeb7"/>
    </style:style>
    <style:style style:name="P51" style:family="paragraph" style:parent-style-name="Text_20_body">
      <style:text-properties officeooo:rsid="006caa56" officeooo:paragraph-rsid="006caa56"/>
    </style:style>
    <style:style style:name="P52" style:family="paragraph" style:parent-style-name="Text_20_body">
      <style:text-properties officeooo:rsid="00730a20" officeooo:paragraph-rsid="00730a20"/>
    </style:style>
    <style:style style:name="P53" style:family="paragraph" style:parent-style-name="Text_20_body">
      <style:text-properties officeooo:rsid="00406d01" officeooo:paragraph-rsid="00600982"/>
    </style:style>
    <style:style style:name="P54" style:family="paragraph" style:parent-style-name="Text_20_body">
      <style:text-properties officeooo:rsid="002dee93" officeooo:paragraph-rsid="002dee93"/>
    </style:style>
    <style:style style:name="P55" style:family="paragraph" style:parent-style-name="Text_20_body">
      <style:text-properties officeooo:rsid="007b97fc" officeooo:paragraph-rsid="007b97fc"/>
    </style:style>
    <style:style style:name="P56" style:family="paragraph" style:parent-style-name="Text_20_body">
      <style:text-properties officeooo:rsid="0024508c" officeooo:paragraph-rsid="008dd755"/>
    </style:style>
    <style:style style:name="P57" style:family="paragraph" style:parent-style-name="Text_20_body">
      <style:text-properties officeooo:rsid="008dd755" officeooo:paragraph-rsid="008dd755"/>
    </style:style>
    <style:style style:name="P58" style:family="paragraph" style:parent-style-name="Text_20_body">
      <style:text-properties officeooo:rsid="008f152c" officeooo:paragraph-rsid="0090f87d"/>
    </style:style>
    <style:style style:name="P59" style:family="paragraph" style:parent-style-name="Text_20_body">
      <style:text-properties officeooo:rsid="008f152c" officeooo:paragraph-rsid="0090f87d" fo:background-color="transparent"/>
    </style:style>
    <style:style style:name="P60" style:family="paragraph" style:parent-style-name="Text_20_body">
      <style:text-properties officeooo:rsid="0090f87d" officeooo:paragraph-rsid="0090f87d" fo:background-color="transparent"/>
    </style:style>
    <style:style style:name="P61" style:family="paragraph" style:parent-style-name="Text_20_body">
      <style:text-properties officeooo:rsid="0093fe75" officeooo:paragraph-rsid="0093fe75"/>
    </style:style>
    <style:style style:name="P62" style:family="paragraph" style:parent-style-name="Text_20_body">
      <style:text-properties officeooo:rsid="0095664d" officeooo:paragraph-rsid="0095664d"/>
    </style:style>
    <style:style style:name="P63" style:family="paragraph" style:parent-style-name="Text_20_body">
      <style:text-properties officeooo:rsid="0097841a" officeooo:paragraph-rsid="00a1b57c"/>
    </style:style>
    <style:style style:name="P64" style:family="paragraph" style:parent-style-name="Text_20_body">
      <style:text-properties officeooo:rsid="00359ef1" officeooo:paragraph-rsid="009c4906"/>
    </style:style>
    <style:style style:name="P65" style:family="paragraph" style:parent-style-name="Text_20_body">
      <style:text-properties officeooo:rsid="005ed2e7" officeooo:paragraph-rsid="009c4906"/>
    </style:style>
    <style:style style:name="P66" style:family="paragraph" style:parent-style-name="Text_20_body">
      <style:text-properties officeooo:rsid="007d4e59" officeooo:paragraph-rsid="009c4906"/>
    </style:style>
    <style:style style:name="P67" style:family="paragraph" style:parent-style-name="Text_20_body">
      <style:text-properties officeooo:rsid="00439e39" officeooo:paragraph-rsid="009ce637"/>
    </style:style>
    <style:style style:name="P68" style:family="paragraph" style:parent-style-name="Text_20_body">
      <style:text-properties officeooo:rsid="004d52ae" officeooo:paragraph-rsid="009ce637"/>
    </style:style>
    <style:style style:name="P69" style:family="paragraph" style:parent-style-name="Text_20_body">
      <style:text-properties officeooo:rsid="00453a90" officeooo:paragraph-rsid="009ce637"/>
    </style:style>
    <style:style style:name="P70" style:family="paragraph" style:parent-style-name="Text_20_body">
      <style:text-properties officeooo:rsid="00453a90" officeooo:paragraph-rsid="009e74ac"/>
    </style:style>
    <style:style style:name="P71" style:family="paragraph" style:parent-style-name="Text_20_body">
      <style:text-properties officeooo:rsid="006a375e" officeooo:paragraph-rsid="009ce637"/>
    </style:style>
    <style:style style:name="P72" style:family="paragraph" style:parent-style-name="Text_20_body">
      <style:text-properties officeooo:rsid="0071f7d4" officeooo:paragraph-rsid="009ce637"/>
    </style:style>
    <style:style style:name="P73" style:family="paragraph" style:parent-style-name="Text_20_body">
      <style:text-properties officeooo:rsid="00459df6" officeooo:paragraph-rsid="009ce637"/>
    </style:style>
    <style:style style:name="P74" style:family="paragraph" style:parent-style-name="Text_20_body">
      <style:text-properties officeooo:rsid="0046377b" officeooo:paragraph-rsid="009ce637"/>
    </style:style>
    <style:style style:name="P75" style:family="paragraph" style:parent-style-name="Text_20_body">
      <style:text-properties officeooo:rsid="00237ec9" officeooo:paragraph-rsid="00a0ca0c"/>
    </style:style>
    <style:style style:name="P76" style:family="paragraph" style:parent-style-name="Text_20_body">
      <style:text-properties officeooo:rsid="00a2a83c" officeooo:paragraph-rsid="00a2a83c"/>
    </style:style>
    <style:style style:name="P77" style:family="paragraph" style:parent-style-name="Text_20_body">
      <style:text-properties officeooo:rsid="0077667d" officeooo:paragraph-rsid="0077667d"/>
    </style:style>
    <style:style style:name="P78" style:family="paragraph" style:parent-style-name="Text_20_body">
      <style:text-properties officeooo:rsid="001c1a15" officeooo:paragraph-rsid="00a7cb9e"/>
    </style:style>
    <style:style style:name="P79" style:family="paragraph" style:parent-style-name="Text_20_body">
      <style:text-properties officeooo:rsid="00a7cb9e" officeooo:paragraph-rsid="00a7cb9e"/>
    </style:style>
    <style:style style:name="P80" style:family="paragraph" style:parent-style-name="Text_20_body">
      <style:text-properties officeooo:rsid="00a8913c" officeooo:paragraph-rsid="00a8913c"/>
    </style:style>
    <style:style style:name="P81" style:family="paragraph" style:parent-style-name="Text_20_body">
      <style:text-properties officeooo:rsid="001370f9" officeooo:paragraph-rsid="00a8913c"/>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b9f2c" officeooo:paragraph-rsid="006b9f2c"/>
    </style:style>
    <style:style style:name="P8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9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9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b9f2c" officeooo:paragraph-rsid="006b9f2c"/>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5a3c" officeooo:paragraph-rsid="006c5a3c"/>
    </style:style>
    <style:style style:name="P9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aa56" officeooo:paragraph-rsid="006caa56"/>
    </style:style>
    <style:style style:name="P94"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d7fe1" officeooo:paragraph-rsid="006d7fe1"/>
    </style:style>
    <style:style style:name="P9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f2a10" officeooo:paragraph-rsid="006f2a10"/>
    </style:style>
    <style:style style:name="P9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70081e" officeooo:paragraph-rsid="0070081e"/>
    </style:style>
    <style:style style:name="P9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9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10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101"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02"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03"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10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105"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06"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107"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108"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109"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110"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111"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112"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70081e" officeooo:paragraph-rsid="0070081e"/>
    </style:style>
    <style:style style:name="P113"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14"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15" style:family="paragraph" style:parent-style-name="Text_20_body">
      <style:paragraph-properties fo:margin-left="1.27cm" fo:margin-right="0cm" fo:text-indent="0cm" style:auto-text-indent="false"/>
      <style:text-properties officeooo:rsid="005b8b12" officeooo:paragraph-rsid="00807624"/>
    </style:style>
    <style:style style:name="P116" style:family="paragraph" style:parent-style-name="Text_20_body">
      <style:paragraph-properties fo:margin-left="1.27cm" fo:margin-right="0cm" fo:text-indent="0cm" style:auto-text-indent="false"/>
      <style:text-properties officeooo:rsid="005b8b12" officeooo:paragraph-rsid="009a6c01"/>
    </style:style>
    <style:style style:name="P117" style:family="paragraph" style:parent-style-name="Text_20_body">
      <style:paragraph-properties fo:margin-left="1.27cm" fo:margin-right="0cm" fo:text-indent="0cm" style:auto-text-indent="false"/>
      <style:text-properties officeooo:rsid="00807624" officeooo:paragraph-rsid="00807624"/>
    </style:style>
    <style:style style:name="P118" style:family="paragraph" style:parent-style-name="Text_20_body">
      <style:paragraph-properties fo:margin-left="1.27cm" fo:margin-right="0cm" fo:text-indent="0cm" style:auto-text-indent="false"/>
      <style:text-properties officeooo:rsid="00828af5" officeooo:paragraph-rsid="00828af5"/>
    </style:style>
    <style:style style:name="P119" style:family="paragraph" style:parent-style-name="Text_20_body" style:list-style-name="L1">
      <style:text-properties officeooo:rsid="0093fe75" officeooo:paragraph-rsid="0093fe75"/>
    </style:style>
    <style:style style:name="P120" style:family="paragraph" style:parent-style-name="Text_20_body" style:list-style-name="L2">
      <style:text-properties officeooo:rsid="00730a20" officeooo:paragraph-rsid="00730a20"/>
    </style:style>
    <style:style style:name="P121" style:family="paragraph" style:parent-style-name="Text_20_body">
      <style:text-properties officeooo:paragraph-rsid="00c5095b"/>
    </style:style>
    <style:style style:name="P122" style:family="paragraph" style:parent-style-name="Text_20_body">
      <style:text-properties officeooo:paragraph-rsid="00ca12cf"/>
    </style:style>
    <style:style style:name="P123" style:family="paragraph" style:parent-style-name="Heading_20_1">
      <style:text-properties officeooo:rsid="001c1a15" officeooo:paragraph-rsid="001c1a15"/>
    </style:style>
    <style:style style:name="P124" style:family="paragraph" style:parent-style-name="Heading_20_1">
      <style:text-properties officeooo:rsid="0095664d" officeooo:paragraph-rsid="0095664d"/>
    </style:style>
    <style:style style:name="P125" style:family="paragraph" style:parent-style-name="Heading_20_1">
      <style:text-properties officeooo:rsid="0069aeb7" officeooo:paragraph-rsid="0069aeb7"/>
    </style:style>
    <style:style style:name="P126" style:family="paragraph" style:parent-style-name="Heading_20_1">
      <style:text-properties fo:language="en" fo:country="US" officeooo:rsid="006b8f6e" officeooo:paragraph-rsid="006b8f6e"/>
    </style:style>
    <style:style style:name="P127" style:family="paragraph" style:parent-style-name="Heading_20_3">
      <style:text-properties officeooo:rsid="00528c27" officeooo:paragraph-rsid="00528c27"/>
    </style:style>
    <style:style style:name="P128" style:family="paragraph" style:parent-style-name="Heading_20_3">
      <style:text-properties officeooo:rsid="0056da22" officeooo:paragraph-rsid="0056da22"/>
    </style:style>
    <style:style style:name="P129" style:family="paragraph" style:parent-style-name="Heading_20_2">
      <style:text-properties officeooo:rsid="00a7cb9e" officeooo:paragraph-rsid="00a7cb9e"/>
    </style:style>
    <style:style style:name="P130" style:family="paragraph" style:parent-style-name="Heading_20_2">
      <style:text-properties officeooo:rsid="008dd755" officeooo:paragraph-rsid="008dd755"/>
    </style:style>
    <style:style style:name="P131" style:family="paragraph" style:parent-style-name="Heading_20_2">
      <style:text-properties officeooo:rsid="00359ef1" officeooo:paragraph-rsid="009c4906"/>
    </style:style>
    <style:style style:name="P132" style:family="paragraph" style:parent-style-name="Heading_20_2">
      <style:text-properties officeooo:rsid="009ce637" officeooo:paragraph-rsid="009ce637"/>
    </style:style>
    <style:style style:name="P133" style:family="paragraph" style:parent-style-name="Heading_20_2">
      <style:text-properties fo:language="en" fo:country="US" officeooo:rsid="006b9f2c" officeooo:paragraph-rsid="006b9f2c"/>
    </style:style>
    <style:style style:name="P134" style:family="paragraph" style:parent-style-name="Heading_20_2">
      <style:text-properties fo:language="en" fo:country="US" officeooo:rsid="006caa56" officeooo:paragraph-rsid="006caa56"/>
    </style:style>
    <style:style style:name="P135" style:family="paragraph" style:parent-style-name="Heading_20_2">
      <style:text-properties fo:language="en" fo:country="US" officeooo:rsid="0070081e" officeooo:paragraph-rsid="0070081e"/>
    </style:style>
    <style:style style:name="P136" style:family="paragraph" style:parent-style-name="Heading_20_2">
      <style:text-properties officeooo:rsid="0097841a" officeooo:paragraph-rsid="00a1b57c"/>
    </style:style>
    <style:style style:name="P137" style:family="paragraph" style:parent-style-name="Heading_20_2">
      <style:text-properties officeooo:paragraph-rsid="00a1b57c"/>
    </style:style>
    <style:style style:name="P138" style:family="paragraph" style:parent-style-name="Heading_20_2">
      <style:text-properties officeooo:rsid="0093fe75" officeooo:paragraph-rsid="0093fe75"/>
    </style:style>
    <style:style style:name="P139" style:family="paragraph" style:parent-style-name="Heading_20_2">
      <style:text-properties officeooo:rsid="0024508c" officeooo:paragraph-rsid="0095664d"/>
    </style:style>
    <style:style style:name="P140" style:family="paragraph" style:parent-style-name="Heading_20_2">
      <style:text-properties officeooo:rsid="002dee93" officeooo:paragraph-rsid="0065e99b"/>
    </style:style>
    <style:style style:name="P141" style:family="paragraph" style:parent-style-name="Heading_20_2">
      <style:text-properties officeooo:rsid="005b8b12" officeooo:paragraph-rsid="007b97fc"/>
    </style:style>
    <style:style style:name="P142" style:family="paragraph" style:parent-style-name="Heading_20_2">
      <style:text-properties officeooo:rsid="002eec8f" officeooo:paragraph-rsid="002eec8f"/>
    </style:style>
    <style:style style:name="P143" style:family="paragraph" style:parent-style-name="Heading_20_2">
      <style:text-properties officeooo:rsid="003bdecf" officeooo:paragraph-rsid="007e8bd9"/>
    </style:style>
    <style:style style:name="P144" style:family="paragraph" style:parent-style-name="Heading_20_2">
      <style:text-properties officeooo:rsid="00a96e3f" officeooo:paragraph-rsid="00a96e3f"/>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855e95" fo:background-color="#ffa07a" loext:char-shading-value="0"/>
    </style:style>
    <style:style style:name="T14" style:family="text">
      <style:text-properties fo:language="en" fo:country="US" officeooo:rsid="00855e95"/>
    </style:style>
    <style:style style:name="T15" style:family="text">
      <style:text-properties fo:language="en" fo:country="US" officeooo:rsid="00a600f6"/>
    </style:style>
    <style:style style:name="T16" style:family="text">
      <style:text-properties fo:language="en" fo:country="US" officeooo:rsid="004f5630"/>
    </style:style>
    <style:style style:name="T17" style:family="text">
      <style:text-properties fo:language="cs" fo:country="CZ"/>
    </style:style>
    <style:style style:name="T18" style:family="text">
      <style:text-properties fo:language="cs" fo:country="CZ" officeooo:rsid="00237ec9"/>
    </style:style>
    <style:style style:name="T19" style:family="text">
      <style:text-properties fo:language="cs" fo:country="CZ" officeooo:rsid="00314879"/>
    </style:style>
    <style:style style:name="T20" style:family="text">
      <style:text-properties fo:language="cs" fo:country="CZ" officeooo:rsid="001d4169"/>
    </style:style>
    <style:style style:name="T21" style:family="text">
      <style:text-properties fo:language="cs" fo:country="CZ" officeooo:rsid="00542f18"/>
    </style:style>
    <style:style style:name="T22" style:family="text">
      <style:text-properties fo:language="cs" fo:country="CZ" officeooo:rsid="005769b4"/>
    </style:style>
    <style:style style:name="T23" style:family="text">
      <style:text-properties fo:language="cs" fo:country="CZ" officeooo:rsid="0061d788" fo:background-color="transparent" loext:char-shading-value="0"/>
    </style:style>
    <style:style style:name="T24" style:family="text">
      <style:text-properties fo:language="cs" fo:country="CZ" officeooo:rsid="0069a742" fo:background-color="transparent" loext:char-shading-value="0"/>
    </style:style>
    <style:style style:name="T25" style:family="text">
      <style:text-properties fo:language="cs" fo:country="CZ" officeooo:rsid="007e8bd9" fo:background-color="transparent" loext:char-shading-value="0"/>
    </style:style>
    <style:style style:name="T26" style:family="text">
      <style:text-properties fo:language="cs" fo:country="CZ" officeooo:rsid="00c3d424" fo:background-color="transparent" loext:char-shading-value="0"/>
    </style:style>
    <style:style style:name="T27" style:family="text">
      <style:text-properties fo:language="cs" fo:country="CZ" officeooo:rsid="00855e95"/>
    </style:style>
    <style:style style:name="T28" style:family="text">
      <style:text-properties fo:language="cs" fo:country="CZ" officeooo:rsid="00907ae6"/>
    </style:style>
    <style:style style:name="T29" style:family="text">
      <style:text-properties fo:language="cs" fo:country="CZ" officeooo:rsid="00a56437"/>
    </style:style>
    <style:style style:name="T30" style:family="text">
      <style:text-properties fo:language="cs" fo:country="CZ" officeooo:rsid="00a600f6"/>
    </style:style>
    <style:style style:name="T31" style:family="text">
      <style:text-properties fo:language="cs" fo:country="CZ" officeooo:rsid="00b130f6"/>
    </style:style>
    <style:style style:name="T32" style:family="text">
      <style:text-properties fo:language="cs" fo:country="CZ" officeooo:rsid="00b1385a"/>
    </style:style>
    <style:style style:name="T33" style:family="text">
      <style:text-properties fo:language="cs" fo:country="CZ" officeooo:rsid="00b2a847"/>
    </style:style>
    <style:style style:name="T34" style:family="text">
      <style:text-properties fo:language="cs" fo:country="CZ" officeooo:rsid="00c3d424"/>
    </style:style>
    <style:style style:name="T35" style:family="text">
      <style:text-properties fo:language="cs" fo:country="CZ" officeooo:rsid="00ca12cf"/>
    </style:style>
    <style:style style:name="T36" style:family="text">
      <style:text-properties fo:language="cs" fo:country="CZ" officeooo:rsid="004f5630"/>
    </style:style>
    <style:style style:name="T37" style:family="text">
      <style:text-properties fo:language="cs" fo:country="CZ" fo:font-style="italic" officeooo:rsid="00ca12cf" style:font-style-asian="italic" style:font-style-complex="italic"/>
    </style:style>
    <style:style style:name="T38" style:family="text">
      <style:text-properties officeooo:rsid="002a6710"/>
    </style:style>
    <style:style style:name="T39" style:family="text">
      <style:text-properties officeooo:rsid="0031b82a"/>
    </style:style>
    <style:style style:name="T40" style:family="text">
      <style:text-properties fo:color="#032f62"/>
    </style:style>
    <style:style style:name="T41" style:family="text">
      <style:text-properties style:font-name="Liberation Mono" fo:font-size="10pt" style:font-size-asian="10pt" style:font-size-complex="10pt"/>
    </style:style>
    <style:style style:name="T42" style:family="text">
      <style:text-properties style:font-name="Liberation Mono" fo:font-size="10pt" officeooo:rsid="00542f18" style:font-size-asian="10pt" style:font-size-complex="10pt"/>
    </style:style>
    <style:style style:name="T43" style:family="text">
      <style:text-properties style:font-name="Liberation Mono" fo:font-size="10pt" officeooo:rsid="005ac53c" style:font-size-asian="10pt" style:font-size-complex="10pt"/>
    </style:style>
    <style:style style:name="T44" style:family="text">
      <style:text-properties style:font-name="Liberation Mono" fo:font-size="10pt" officeooo:rsid="00237ec9" style:font-size-asian="10pt" style:font-size-complex="10pt"/>
    </style:style>
    <style:style style:name="T45" style:family="text">
      <style:text-properties style:font-name="Liberation Mono" fo:font-size="10pt" officeooo:rsid="005b8b12" style:font-size-asian="10pt" style:font-size-complex="10pt"/>
    </style:style>
    <style:style style:name="T46" style:family="text">
      <style:text-properties style:font-name="Liberation Mono" fo:font-size="10pt" officeooo:rsid="00a8913c" style:font-size-asian="10pt" style:font-size-complex="10pt"/>
    </style:style>
    <style:style style:name="T47" style:family="text">
      <style:text-properties style:font-name="Liberation Mono" fo:font-size="10pt" fo:language="en" fo:country="US" style:font-size-asian="10pt" style:font-size-complex="10pt"/>
    </style:style>
    <style:style style:name="T48" style:family="text">
      <style:text-properties style:font-name="Liberation Mono" fo:font-size="10pt" fo:language="en" fo:country="US" officeooo:rsid="003f87d6" style:font-size-asian="10pt" style:font-size-complex="10pt"/>
    </style:style>
    <style:style style:name="T49" style:family="text">
      <style:text-properties style:font-name="Liberation Mono" fo:font-size="10pt" fo:language="en" fo:country="US" officeooo:rsid="00406d01" style:font-size-asian="10pt" style:font-size-complex="10pt"/>
    </style:style>
    <style:style style:name="T50" style:family="text">
      <style:text-properties style:font-name="Liberation Mono" fo:font-size="10pt" fo:language="en" fo:country="US" officeooo:rsid="0072e1c1" style:font-size-asian="10pt" style:font-size-complex="10pt"/>
    </style:style>
    <style:style style:name="T51" style:family="text">
      <style:text-properties style:font-name="Liberation Mono" fo:font-size="10pt" fo:language="en" fo:country="US" officeooo:rsid="00807624" style:font-size-asian="10pt" style:font-size-complex="10pt"/>
    </style:style>
    <style:style style:name="T52" style:family="text">
      <style:text-properties style:font-name="Liberation Mono" fo:font-size="10pt" fo:language="en" fo:country="US" officeooo:rsid="009a6c01" style:font-size-asian="10pt" style:font-size-complex="10pt"/>
    </style:style>
    <style:style style:name="T53" style:family="text">
      <style:text-properties style:font-name="Liberation Mono" fo:font-size="10pt" fo:language="en" fo:country="US" officeooo:rsid="00a8913c" style:font-size-asian="10pt" style:font-size-complex="10pt"/>
    </style:style>
    <style:style style:name="T54" style:family="text">
      <style:text-properties style:font-name="Liberation Mono" fo:font-size="10pt" fo:language="en" fo:country="US" officeooo:rsid="00c3d424" style:font-size-asian="10pt" style:font-size-complex="10pt"/>
    </style:style>
    <style:style style:name="T55" style:family="text">
      <style:text-properties style:font-name="Liberation Mono" fo:font-size="10pt" fo:language="cs" fo:country="CZ" officeooo:rsid="00237ec9" style:font-size-asian="10pt" style:font-size-complex="10pt"/>
    </style:style>
    <style:style style:name="T56" style:family="text">
      <style:text-properties style:font-name="Liberation Mono" fo:font-size="10pt" fo:language="cs" fo:country="CZ" officeooo:rsid="00406d01" style:font-size-asian="10pt" style:font-size-complex="10pt"/>
    </style:style>
    <style:style style:name="T57" style:family="text">
      <style:text-properties style:font-name="Liberation Mono" fo:font-size="10pt" fo:language="cs" fo:country="CZ" officeooo:rsid="00542f18" style:font-size-asian="10pt" style:font-size-complex="10pt"/>
    </style:style>
    <style:style style:name="T58" style:family="text">
      <style:text-properties style:font-name="Liberation Mono" fo:font-size="10pt" fo:language="cs" fo:country="CZ" officeooo:rsid="005769b4" style:font-size-asian="10pt" style:font-size-complex="10pt"/>
    </style:style>
    <style:style style:name="T59" style:family="text">
      <style:text-properties style:font-name="Liberation Mono" fo:font-size="10pt" fo:language="cs" fo:country="CZ" officeooo:rsid="00825b34" style:font-size-asian="10pt" style:font-size-complex="10pt"/>
    </style:style>
    <style:style style:name="T60" style:family="text">
      <style:text-properties style:font-name="Liberation Mono" fo:font-size="10pt" fo:language="cs" fo:country="CZ" officeooo:rsid="00828af5" style:font-size-asian="10pt" style:font-size-complex="10pt"/>
    </style:style>
    <style:style style:name="T61" style:family="text">
      <style:text-properties style:font-name="Liberation Mono" fo:font-size="10pt" fo:language="cs" fo:country="CZ" officeooo:rsid="00ae3540" style:font-size-asian="10pt" style:font-size-complex="10pt"/>
    </style:style>
    <style:style style:name="T62" style:family="text">
      <style:text-properties style:font-name="Liberation Mono" fo:font-size="10pt" officeooo:rsid="00763680" fo:background-color="#ffff00" loext:char-shading-value="0" style:font-size-asian="10pt" style:font-size-complex="10pt"/>
    </style:style>
    <style:style style:name="T63" style:family="text">
      <style:text-properties style:font-name="Liberation Mono" fo:font-size="10pt" officeooo:rsid="004f5630" fo:background-color="#ffff00" loext:char-shading-value="0" style:font-size-asian="10pt" style:font-size-complex="10pt"/>
    </style:style>
    <style:style style:name="T64" style:family="text">
      <style:text-properties officeooo:rsid="003bdecf"/>
    </style:style>
    <style:style style:name="T65" style:family="text">
      <style:text-properties officeooo:rsid="003d6ce7"/>
    </style:style>
    <style:style style:name="T66" style:family="text">
      <style:text-properties officeooo:rsid="003f87d6"/>
    </style:style>
    <style:style style:name="T67" style:family="text">
      <style:text-properties officeooo:rsid="0041cf22"/>
    </style:style>
    <style:style style:name="T68"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69"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70"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71"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72"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73"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74"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75"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76"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77" style:family="text">
      <style:text-properties fo:font-variant="normal" fo:text-transform="none" fo:color="#000000" style:font-name="Liberation Mono" fo:font-size="10pt" fo:letter-spacing="normal" fo:language="en" fo:country="US" fo:font-style="normal" fo:font-weight="normal" officeooo:rsid="009e74ac" style:font-size-asian="10pt" style:font-size-complex="10pt"/>
    </style:style>
    <style:style style:name="T78" style:family="text">
      <style:text-properties fo:font-variant="normal" fo:text-transform="none" fo:color="#000000" style:font-name="Liberation Mono" fo:font-size="10pt" fo:letter-spacing="normal" fo:language="en" fo:country="US" fo:font-style="normal" fo:font-weight="normal" officeooo:rsid="00cdc62a" style:font-size-asian="10pt" style:font-size-complex="10pt"/>
    </style:style>
    <style:style style:name="T79" style:family="text">
      <style:text-properties officeooo:rsid="004f5630"/>
    </style:style>
    <style:style style:name="T80" style:family="text">
      <style:text-properties officeooo:rsid="001c1a15"/>
    </style:style>
    <style:style style:name="T81" style:family="text">
      <style:text-properties officeooo:rsid="0053eb40"/>
    </style:style>
    <style:style style:name="T82" style:family="text">
      <style:text-properties officeooo:rsid="0054ccb9"/>
    </style:style>
    <style:style style:name="T83" style:family="text">
      <style:text-properties officeooo:rsid="00569424"/>
    </style:style>
    <style:style style:name="T84" style:family="text">
      <style:text-properties officeooo:rsid="0056da22"/>
    </style:style>
    <style:style style:name="T85" style:family="text">
      <style:text-properties officeooo:rsid="005769b4"/>
    </style:style>
    <style:style style:name="T86" style:family="text">
      <style:text-properties officeooo:rsid="0058b86e"/>
    </style:style>
    <style:style style:name="T87" style:family="text">
      <style:text-properties officeooo:rsid="005a147b"/>
    </style:style>
    <style:style style:name="T88" style:family="text">
      <style:text-properties officeooo:rsid="005ac53c"/>
    </style:style>
    <style:style style:name="T89" style:family="text">
      <style:text-properties officeooo:rsid="005b8b12"/>
    </style:style>
    <style:style style:name="T90" style:family="text">
      <style:text-properties officeooo:rsid="00855e95" fo:background-color="#ffa07a" loext:char-shading-value="0"/>
    </style:style>
    <style:style style:name="T91" style:family="text">
      <style:text-properties officeooo:rsid="0060eb84"/>
    </style:style>
    <style:style style:name="T92" style:family="text">
      <style:text-properties officeooo:rsid="0062b08a"/>
    </style:style>
    <style:style style:name="T93" style:family="text">
      <style:text-properties officeooo:rsid="0063d80c"/>
    </style:style>
    <style:style style:name="T94" style:family="text">
      <style:text-properties officeooo:rsid="0067e3e6"/>
    </style:style>
    <style:style style:name="T95" style:family="text">
      <style:text-properties officeooo:rsid="0014682e"/>
    </style:style>
    <style:style style:name="T96" style:family="text">
      <style:text-properties officeooo:rsid="006b9f2c"/>
    </style:style>
    <style:style style:name="T97" style:family="text">
      <style:text-properties officeooo:rsid="006c5a3c"/>
    </style:style>
    <style:style style:name="T98" style:family="text">
      <style:text-properties officeooo:rsid="0070081e"/>
    </style:style>
    <style:style style:name="T99" style:family="text">
      <style:text-properties officeooo:rsid="00542f18"/>
    </style:style>
    <style:style style:name="T100" style:family="text">
      <style:text-properties fo:font-style="italic" style:font-style-asian="italic" style:font-style-complex="italic"/>
    </style:style>
    <style:style style:name="T101" style:family="text">
      <style:text-properties fo:font-style="normal" style:font-style-asian="normal" style:font-style-complex="normal"/>
    </style:style>
    <style:style style:name="T102" style:family="text">
      <style:text-properties officeooo:rsid="0074416c"/>
    </style:style>
    <style:style style:name="T103" style:family="text">
      <style:text-properties officeooo:rsid="007471e4"/>
    </style:style>
    <style:style style:name="T104" style:family="text">
      <style:text-properties officeooo:rsid="00763680"/>
    </style:style>
    <style:style style:name="T105" style:family="text">
      <style:text-properties officeooo:rsid="007b97fc"/>
    </style:style>
    <style:style style:name="T106" style:family="text">
      <style:text-properties officeooo:rsid="007f21ea"/>
    </style:style>
    <style:style style:name="T107" style:family="text">
      <style:text-properties officeooo:rsid="00858909"/>
    </style:style>
    <style:style style:name="T108" style:family="text">
      <style:text-properties officeooo:rsid="0086a739"/>
    </style:style>
    <style:style style:name="T109" style:family="text">
      <style:text-properties officeooo:rsid="008ad549"/>
    </style:style>
    <style:style style:name="T110" style:family="text">
      <style:text-properties officeooo:rsid="008b9202"/>
    </style:style>
    <style:style style:name="T111" style:family="text">
      <style:text-properties officeooo:rsid="00901f99"/>
    </style:style>
    <style:style style:name="T112" style:family="text">
      <style:text-properties fo:font-weight="normal" officeooo:rsid="0092816b" style:font-weight-asian="normal" style:font-weight-complex="normal"/>
    </style:style>
    <style:style style:name="T113" style:family="text">
      <style:text-properties officeooo:rsid="0092816b"/>
    </style:style>
    <style:style style:name="T114" style:family="text">
      <style:text-properties officeooo:rsid="009c4906"/>
    </style:style>
    <style:style style:name="T115" style:family="text">
      <style:text-properties officeooo:rsid="009ce637"/>
    </style:style>
    <style:style style:name="T116" style:family="text">
      <style:text-properties officeooo:rsid="004e788f"/>
    </style:style>
    <style:style style:name="T117" style:family="text">
      <style:text-properties officeooo:rsid="00a22bc0"/>
    </style:style>
    <style:style style:name="T118" style:family="text">
      <style:text-properties officeooo:rsid="00a2a83c"/>
    </style:style>
    <style:style style:name="T119" style:family="text">
      <style:text-properties officeooo:rsid="00a56437"/>
    </style:style>
    <style:style style:name="T120" style:family="text">
      <style:text-properties officeooo:rsid="00a58018"/>
    </style:style>
    <style:style style:name="T121" style:family="text">
      <style:text-properties officeooo:rsid="00a8913c"/>
    </style:style>
    <style:style style:name="T122" style:family="text">
      <style:text-properties officeooo:rsid="001731a4"/>
    </style:style>
    <style:style style:name="T123" style:family="text">
      <style:text-properties officeooo:rsid="00a96e3f"/>
    </style:style>
    <style:style style:name="T124" style:family="text">
      <style:text-properties officeooo:rsid="00ab224b"/>
    </style:style>
    <style:style style:name="T125" style:family="text">
      <style:text-properties officeooo:rsid="00b130f6"/>
    </style:style>
    <style:style style:name="T126" style:family="text">
      <style:text-properties officeooo:rsid="00b2a847"/>
    </style:style>
    <style:style style:name="T127" style:family="text">
      <style:text-properties officeooo:rsid="00b532d9"/>
    </style:style>
    <style:style style:name="T128" style:family="text">
      <style:text-properties officeooo:rsid="00b8fef1"/>
    </style:style>
    <style:style style:name="T129" style:family="text">
      <style:text-properties officeooo:rsid="00ba96e7"/>
    </style:style>
    <style:style style:name="T130" style:family="text">
      <style:text-properties officeooo:rsid="00bc038e"/>
    </style:style>
    <style:style style:name="T131" style:family="text">
      <style:text-properties officeooo:rsid="00be95d9"/>
    </style:style>
    <style:style style:name="T132" style:family="text">
      <style:text-properties officeooo:rsid="00bfea69"/>
    </style:style>
    <style:style style:name="T133" style:family="text">
      <style:text-properties officeooo:rsid="00c09689"/>
    </style:style>
    <style:style style:name="T134" style:family="text">
      <style:text-properties officeooo:rsid="00c23878"/>
    </style:style>
    <style:style style:name="T135" style:family="text">
      <style:text-properties officeooo:rsid="009784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3" text:outline-level="1">Universal Dependencies do PML-TQ</text:h>
      <text:p text:style-name="P46">Nové vydání UD se vždy kopíruje do /net/data, např. /net/data/universal-dependencies-2.<text:span text:style-name="T108">2</text:span>. <text:span text:style-name="T80">Zatím se data do PML-TQ posílají z Treexu, takže nejdříve je musím nalít do HamleDTu </text:span>(/net/work/people/zeman/hamledt/populate_ud.pl <text:span text:style-name="T124">2.3</text:span>)<text:span text:style-name="T80">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7">V HamleDTu je dále v Makefile cíl pmltq, který data rozseká na menší a trochu jinak pojmenované treexové soubory. <text:span text:style-name="T107">Také přidá na začátek id uzlu kód jazyka a treebanku, takže id bude jednoznačné napříč celými UD (předpokládáme, že jednoznačnost v rámci jednoho treebanku byla zajištěna už při první konverzi CoNLL-U do Treexu).</text:span></text:p>
      <text:h text:style-name="P129" text:outline-level="2">Z HamleDTu do složky projektu PML-TQ</text:h>
      <text:p text:style-name="P78">Vlézt do /net/work/projects/pmltq/bin. <text:span text:style-name="T104">Otevřít skript </text:span><text:span text:style-name="T62">get_ud.sh</text:span><text:span text:style-name="T104"> (nyní je tam jen odkaz do kopie repozitáře hamledt, kde se skript verzuje; musíme ale zajistit, aby skript byl aktuální tam). Prakticky pokaždé je potřeba v něm nejdříve zadat nové cesty (obsahují číslo verze UD) a seznam treebanků (zjišťuje se sice automaticky, ale ručně se zadává seznam treebanků, které se mají přeskočit, protože neobsahují slovní tvary).</text:span> <text:span text:style-name="T104">Pak ten skript</text:span> spustit. Tím se treexové soubory zkopírují do /net/work/projects/pmltq/data/ud2<text:span text:style-name="T131">4</text:span>/treex.</text:p>
      <text:p text:style-name="P20">cd /net/work/projects/pmltq/bin<text:line-break/>./get_ud.sh</text:p>
      <text:p text:style-name="P79">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e 1<text:span text:style-name="T132">40</text:span> treebanků nastala chyba a treebank se nevložil do PML-TQ správně. <text:span text:style-name="T125">Nyní už je volání gunzip-gzip součástí skriptu get_ud.sh, takže to nemusím volat ručně.</text:span></text:p>
      <text:p text:style-name="P122"><text:span text:style-name="T79">Od této chvíle pokračujeme skriptem </text:span><text:span text:style-name="T63">pmltq</text:span><text:span text:style-name="T79"> (Michal Sedlák </text:span><text:span text:style-name="T16">&amp; </text:span><text:span text:style-name="T36">Matyáš Kopp). Na ÚFALu je nainstalovaný a dá se případně aktualizovat přes CPAN (cpanm PMLTQ). </text:span><text:span text:style-name="T35">Od jara 2019 je navíc PMLTQ rozděleno na několik samostatných balíčků. Matyáš: </text:span><text:span text:style-name="T37">„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36"> </text:span><text:span text:style-name="T28">Pozor na to, abychom v Perlbrew používali verzi Perlu, pro kterou jsme nainstalovali PMLTQ. </text:span><text:span text:style-name="T31">Kromě toho</text:span><text:span text:style-name="T28"> významná část práce vyžaduje modul DBD::Pg, který nejde nainstalovat jednoduše z CPANu, protože vyžaduje nějaké binární knihovny pro práci s Postgresem, které se instalují zvlášť. </text:span><text:span text:style-name="T31">Na podzim 2018 pomohlo, když Milan nainstaloval na </text:span><text:soft-page-break/><text:span text:style-name="T31">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28"> Každopádně to celé </text:span><text:span text:style-name="T32">v minulosti nefungovalo na clusteru; po instalaci DBD::Pg do Perlbrew jsem to ještě netestoval.</text:span></text:p>
      <text:p text:style-name="P40"><text:span text:style-name="T20">Matyáš tvoří nějakou dokumentaci </text:span><text:span text:style-name="T28">k PMLTQ</text:span><text:span text:style-name="T20">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20">. </text:span><text:span text:style-name="T17">Kromě toho mám n</text:span><text:span text:style-name="T80">ějaké dost staré poznámky (včetně nahrávky Michalovy přednášky před tím, než odešel z ÚFALu, tj. na konci roku 2015) uložené v C:\Users\Dan\Documents\Lingvistika\Nástroje\pmltq.</text:span></text:p>
      <text:p text:style-name="P45">cpanm -n PMLTQ … zatím raději přeskakovat testy, pro konverzi to stačí. V <text:span text:style-name="T133">květnu</text:span> 201<text:span text:style-name="T133">9</text:span> je aktuální verze <text:span text:style-name="T133">3.0.1</text:span>.</text:p>
      <text:p text:style-name="P45">Netreexové neznámé PML musí mít nejdříve vytvořen stylesheet, aby šlo zobrazit v Tredu. A ze stejných důvodů to v podstatě musí být PML, protože přimět Tred, aby načetl ne-PML formát, by bylo ještě obtížnější. <text:span text:style-name="T94">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9">Universal Dependencies jsou zvláštní tím, že nejde o jeden treebank, ale o sbírku mnoha podobných treebanků. Skript tedy budeme pouštět opakovaně s různými parametry pro jednotlivé treebanky. <text:span text:style-name="T110">Dávkové pouštění je popsáno o několik stránek níže. Následující kapitolu ale nemůžeme přeskočit, jinak později nebude k dispozici treexové schéma XML!</text:span></text:p>
      <text:h text:style-name="P130" text:outline-level="2">Treexové schéma XML</text:h>
      <text:p text:style-name="P56">PMLTQ potřebuje vidět PML schéma pro daný treebank, v našem případě zatím treexové schéma. <text:span text:style-name="T79">(Kromě toho je potřeba, aby schéma bylo k dispozici i na serveru po zprovoznění treebanku, o tom podrobněji níže.) Vytvoříme proto symbolický odkaz</text:span> resources <text:span text:style-name="T126">z datové složky příslušného vydání UD do </text:span><text:span text:style-name="T2">$TREEX/lib/Treex/Core/share/tred_extension/treex/resources/. </text:span><text:span text:style-name="T33">Nyní už by se to mělo stát automaticky na konci get_ud.sh, ale raději zkontrolovat.</text:span></text:p>
      <text:p text:style-name="P32"><text:span text:style-name="T134">cd /net/work/projects/pmltq/data/ud24</text:span><text:line-break/>ln -s /net/work/people/zeman/treex/lib/Treex/Core/share/tred_extension/treex/resources</text:p>
      <text:h text:style-name="P131" text:outline-level="2">Kopírování dat na eulera</text:h>
      <text:p text:style-name="P64">To, že <text:span text:style-name="T114">data nalijeme</text:span> do databáze, nestačí. Samotné treexové soubory musíme na eulera nakopírovat také. K zobrazování výsledků hledání se používá Tred (slouží jako „print server“ pro PML-TQ) a toho databáze nezajímá, potřebuje číst přímo soubor.treex.gz.</text:p>
      <text:p text:style-name="P65"><text:span text:style-name="T17">Kopírujeme najednou data všech UD treebanků do společné složky euler:/opt/pmltq-data/ud2</text:span><text:span text:style-name="T34">4</text:span><text:span text:style-name="T17">. </text:span><text:span text:style-name="T23">Pozor! Jak je uvedeno níže, podsložku „resources“ na eulera kopírovat nechceme. </text:span><text:span text:style-name="T24">A pokud jde o podsložku „sql_dump“, ta sice na eulerovi ničemu nevadí, ale bude tam zbytečně zabírat místo, takže ji můžeme také vynechat. </text:span><text:span text:style-name="T25">Zkopírujeme tedy pouze podsložku „treex“, nejdřív se ale musíme na eulera nalogovat a vytvořit tam složku „ud2</text:span><text:span text:style-name="T26">4</text:span><text:span text:style-name="T25">“.</text:span></text:p>
      <text:p text:style-name="P66"><text:soft-page-break/><text:span text:style-name="T50">s</text:span><text:span text:style-name="T47">sh pmltq@euler.ms.mff.cuni.cz<text:line-break/>mkdir -p /opt/pmltq-data/ud2</text:span><text:span text:style-name="T54">4</text:span><text:span text:style-name="T47"><text:line-break/>exit<text:line-break/>scp -r treex pmltq@euler.ms.mff.cuni.cz:/opt/pmltq-data/ud2</text:span><text:span text:style-name="T54">4</text:span><text:span text:style-name="T47">/treex</text:span></text:p>
      <text:p text:style-name="P4">[<text:span text:style-name="T17">Heslo uživatele „pmltq“ z tohoto dokumentu odstraňuju, abych mohl dokument verzovat na Githubu.</text:span>]</text:p>
      <text:h text:style-name="P132" text:outline-level="2">Aktualizace treexového schématu na eulerovi</text:h>
      <text:p text:style-name="P67">XML (PML) schéma treexových dokumentů se občas mění, např. když přidám nové rysy do Intersetu, <text:span text:style-name="T115">nebo nové kódy jazyků</text:span>. <text:span text:style-name="T115">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8">Print server nejdřív zkouší najít schémata u dat, jak lze zjistit na řádku začínajícím „<text:span text:style-name="T2">my $resources</text:span><text:span text:style-name="T17">“ v souboru </text:span><text:span text:style-name="T69">~/ubic/service/pmltq/print</text:span><text:span text:style-name="T17">. Pouze schémata, která se takhle nenajdou, si Tred musí opatřit, kde umí, tj. např. v treexovém rozšíření. </text:span><text:span text:style-name="T116">To rozšíření se nachází v následující složce (je do ní nalinkováno i </text:span><text:span text:style-name="T69">/opt/print-server/tred-extensions/treex</text:span><text:span text:style-name="T116">) a pozor, </text:span><text:span text:style-name="T69">/opt/treex</text:span><text:span text:style-name="T116"> je klon gitového repozitáře Treexu, takže když mu jen tak přeplácnu schéma, zkomplikuju budoucí synchronizaci.</text:span></text:p>
      <text:p text:style-name="P36">/opt/treex/lib/Treex/Core/share/tred_extension/treex/resources</text:p>
      <text:p text:style-name="P69">Vlastníkem je root, takže aktualizaci <text:span text:style-name="T115">musím</text:span> dělat nalogovaný jako zeman a s použitím sudo.</text:p>
      <text:p text:style-name="P70"><text:span text:style-name="T103">Následovně bude</text:span> také potřeba restartovat print server. Ten běží ve virtuálním x-boxu (monitoru) ubic, kde se pak výsledek uloží do SVG. <text:span text:style-name="T115">Restart může provést i uživatel pmltq bez sudo a naopak uživateli zeman to asi nebude fungovat, protože nemusí mít nastavený správný Perl nebo Ubic.</text:span></text:p>
      <text:p text:style-name="P75"><text:span text:style-name="T74">s</text:span><text:span text:style-name="T75">sh </text:span><text:span text:style-name="T76">zeman</text:span><text:span text:style-name="T75">@euler.ms.mff.cuni.cz<text:line-break/></text:span><text:span text:style-name="T76">cd </text:span><text:span text:style-name="T68">/opt/treex/lib/Treex/Core/share/tred_extension/treex/resources<text:line-break/></text:span><text:span text:style-name="T70">sudo git pull –no-edit<text:line-break/></text:span><text:span text:style-name="T71">exit<text:line-break/>ssh pmltq</text:span><text:span text:style-name="T78">@</text:span><text:span text:style-name="T71">euler.ms.mff.cuni.cz</text:span><text:span text:style-name="T75"><text:line-break/></text:span><text:span text:style-name="T68">ubic restart pmltq<text:line-break/></text:span><text:span text:style-name="T72">rm </text:span><text:span text:style-name="T73">-f</text:span><text:span text:style-name="T72"> /opt/print-server/svg_cache/*.svg</text:span></text:p>
      <text:p text:style-name="P71">Kdyby bylo potřeba restartovat Postgres (např. teď to zrovna vypadá, že se vyčerpal počet otevřených spojení a všechno přestalo fungovat):</text:p>
      <text:p text:style-name="P36">sudo /etc/init.d/postgresql restart<text:line-break/>ubic restart pmltq</text:p>
      <text:p text:style-name="P72">(Ano, po restartu Postgresu je potřeba znova restartovat ubic pmltq, což není jen restart print serveru, ale také serveru pmltq, se kterým komunikuje webové rozhraní. Jinak bude Postgres sice komunikovat, ale webová aplikace PML-TQ nepoběží.)</text:p>
      <text:h text:style-name="P144" text:outline-level="2"><text:soft-page-break/><text:span text:style-name="T2">Troubleshooting</text:span></text:h>
      <text:p text:style-name="P73">Obecně na problémy s print serverem ukazuje, když všechno funguje včetně dotazů s agregačními filtry (<text:span text:style-name="T123">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3">Dá se to zkoumat v logu print serveru, který je tady:</text:p>
      <text:p text:style-name="P36">pmltq@euler:~$ tail -F ~/ubic/log/print.log</text:p>
      <text:p text:style-name="P74">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7">rm /opt/print-server/svg_cache/*.svg</text:p>
      <text:h text:style-name="P136" text:outline-level="2">Přidání nových jazyků <text:span text:style-name="T118">a značek</text:span> ve webovém rozhraní</text:h>
      <text:p text:style-name="P63">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17">ch krocích</text:span>!</text:p>
      <text:p text:style-name="P121"><text:span text:style-name="T135">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35">, než se to vyřeší, dávám všem takovým jazykům skupinu „Celtic“. Taky nejde vybrat vlajku, což je mnohaletý problém s nízkou prioritou, zděděný ještě po Michalovi Sedlákovi. (Od jara 2019 už alespoň Matyáš umí vlajky doplnit, ale pro ostatní to v rozhraní k dispozici není.)</text:span></text:p>
      <text:p text:style-name="P76">Při vkládání UD 2.2 experimentálně zavádím značku (tag) pro konkrétní vydání UD s tím, že by v PML-TQ mohlo vedle sebe koexistovat několik vydání, pokud se na eulera vejdou. Místo značky „Universal Dependencies“ tedy mé skripty nyní generují značku „Universal Dependencies 2.2“. To ale znamená, že novou značku musím také zavést ve webovém rozhraní dříve, než se pokusím nové treebanky zaregistrovat na serveru, jinak webupload selže!</text:p>
      <text:h text:style-name="P137" text:outline-level="2">Generování konfigurační<text:span text:style-name="T113">ch souborů a konverze všech UD treebanků z Treexu do SQL</text:span></text:h>
      <text:p text:style-name="P58">Pro jeden konkrétní treebank UD bychom konfigurační soubor vygenerovali takto:</text:p>
      <text:p text:style-name="P16">../../bin/generate_pmltq_yml_for_ud.pl --<text:span text:style-name="T127">udrel 24 --lname 'Ancient Greek' [--tname PROIEL] --ltcode grc_proiel</text:span> &gt; pmltq.yml</text:p>
      <text:p text:style-name="P59">Nicméně nemusíme uvedený skript volat pro každý treebank zvlášť. To za nás udělá skript load_universal_dependencies.pl, který ve smyčce projde všechny treebanky, vytvoří jejich konfigurační soubory a rovnou se pustí i do dalších kroků uvedených níže. <text:span text:style-name="T127">J</text:span><text:span text:style-name="T112">e potřeba se přesvědčit, že jsme přihlášení na počítači, ze kterého lze odesílat úlohy na cluster (v červenci 2018 je to sol1 až </text:span><text:soft-page-break/><text:span text:style-name="T112">sol10) a že v .bashrc máme zapnutí takové verze Perlu v Perlbrew, ve které bude fungovat modul PMLTQ (v červenci 2018 jsem úspěšně vyzkoušel Perl 5.26.2).</text:span></text:p>
      <text:p text:style-name="P22">../../bin/load_universal_dependencies.pl --<text:span text:style-name="T127">release 24</text:span> <text:span text:style-name="T111">--cluster</text:span></text:p>
      <text:p text:style-name="P60">Toto clusterové volání load_universal_dependencies.pl vytvoří pro každý UD treebank jeho konfigurační soubor (což odpovídá příkazu pmltq init) a na clusteru spustí pmltq convert. Obě tyto operace jsou o několik kapitol níže popsány podrobněji pro případ, že bychom chtěli zpracovat treebank, který není součástí UD.</text:p>
      <text:h text:style-name="P138" text:outline-level="2">Odeslání UD treebanků na servery</text:h>
      <text:p text:style-name="P61">Další operace vyžadují Perlový modul DBD::Pg (spolupráce Perlu se vzdálenou databází Postgres), který není snadné nainstalovat a na clusteru ho nemáme. V <text:span text:style-name="T128">listopadu</text:span> 2018 mi funguje Perlbrew Perl 5.<text:span text:style-name="T128">26</text:span>.2 na blackbirdu <text:span text:style-name="T128">pod</text:span> Ubuntu 1<text:span text:style-name="T128">8</text:span>.04. <text:span text:style-name="T130">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30">10.10.24.16 (sol3) mezi nimi není.</text:span></text:p>
      <text:p text:style-name="P23">../../bin/load_universal_dependencies.pl --<text:span text:style-name="T129">release 24</text:span></text:p>
      <text:p text:style-name="P61">Toto neclusterové volání zajistí následující kroky (i ty jsou podrobněji popsány v pozdějších kapitolách):</text:p>
      <text:list xml:id="list2118813072" text:style-name="L1">
        <text:list-item>
          <text:p text:style-name="P119">pmltq webdelete … Jestliže ve webové nabídce už existoval treebank s tímto identifikátorem, bude odstraněn.</text:p>
        </text:list-item>
        <text:list-item>
          <text:p text:style-name="P119">pmltq delete … Jestliže v Postgresu už existoval treebank s tímto identifikátorem, bude odstraněn.</text:p>
        </text:list-item>
        <text:list-item>
          <text:p text:style-name="P119">pmltq initdb, pmltq load, pmltq verify … Data, která jsme již převedli z Treexu do SQL, napumpuje do databáze Postgres na stroji euler.</text:p>
        </text:list-item>
        <text:list-item>
          <text:p text:style-name="P119">pmltq webload, pmltq webverify … Vytvoří záznamy o nových UD treebancích ve webovém rozhraní.</text:p>
        </text:list-item>
      </text:list>
      <text:h text:style-name="P124" text:outline-level="1">Co se děje pod kapotou dávkových skriptů</text:h>
      <text:p text:style-name="P62">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39" text:outline-level="2">pmltq init <text:span text:style-name="T79">a pmltq.yml</text:span></text:h>
      <text:p text:style-name="P57">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6">pmltq init resources/treex_schema.xml</text:p>
      <text:p text:style-name="P1"><text:soft-page-break/>Vznikne soubor pmltq.yml, což je zatím jenom šablona konfiguračního souboru. <text:span text:style-name="T38">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9">Řadu údajů musíme upravit. Některé budou platné pro celé Universal Dependencies, jiné budeme navíc muset parametrizovat pro jednotlivé treebanky UD.</text:p>
      <text:p text:style-name="P52">Pokud budeme zpracovávat mnoho treebanků najednou na clusteru, budou se nám hodit alternativní možnosti konfigurace pmltq:</text:p>
      <text:list xml:id="list3167693812" text:style-name="L2">
        <text:list-item>
          <text:p text:style-name="P120">Soubor pmltq.yml v aktuální složce. To je default, ale pro paralelní zpracování se moc nehodí.</text:p>
        </text:list-item>
        <text:list-item>
          <text:p text:style-name="P120">--config="soubor.yml" … takto můžeme pmltq nasměrovat na konfigurační soubor pro konkrétní treebank.</text:p>
        </text:list-item>
        <text:list-item>
          <text:p text:style-name="P120">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20">Yaml string ze standardního vstupu. Místo názvu souboru se dá --</text:p>
        </text:list-item>
      </text:list>
      <text:h text:style-name="P127" text:outline-level="3">Název a dokumentace</text:h>
      <text:p text:style-name="P41">Tyto údaje slouží webové aplikaci k zobrazení informací o treebanku. <text:span text:style-name="T84">Mnohé</text:span> z nich j<text:span text:style-name="T84">sou</text:span> nepovinn<text:span text:style-name="T84">é</text:span>, ale název treebanku, <text:span text:style-name="T83">jeho identifikátor</text:span> a kód jazyka bychom neměli vynechat.</text:p>
      <text:p text:style-name="P28">title: 'Universal Dependencies 2.<text:span text:style-name="T109">2</text:span> – $LANGUAGE – $TREEBANK'</text:p>
      <text:p text:style-name="P85">Za proměnnou <text:span text:style-name="T2">$LANGUAGE </text:span><text:span text:style-name="T17">doplníme anglický název jazyka, např. „Ancient Greek“. Druhá pomlčka a proměnná </text:span><text:span text:style-name="T2">$TREEBANK </text:span><text:span text:style-name="T17">se uplatní jen u některých treebanků. Např. u jednoho z obou starořeckých treebanků tady bude „PROIEL“.</text:span></text:p>
      <text:p text:style-name="P28">treebank_id: ud<text:span text:style-name="T119">grc_proiel</text:span>2<text:span text:style-name="T109">2</text:span></text:p>
      <text:p text:style-name="P85">Tohle bude pro každý treebank UD jiné. <text:span text:style-name="T82">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31">homepage: 'http://universaldependencies.org/'</text:p>
      <text:p text:style-name="P84"><text:soft-page-break/>Odkaz na stránky treebanku může zůstat takhle, nebo ho pro každý treebank můžeme rozšířit o kód jeho jazyka, např. „http://universaldependencies.org/<text:span text:style-name="T2">#grc</text:span><text:span text:style-name="T17">“.</text:span></text:p>
      <text:p text:style-name="P31">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4">Stručný popis treebanku. Opět by neškodilo mít i pár slov specifických pro každý treebank, ale to by někdo nejdřív musel sepsat.</text:p>
      <text:p text:style-name="P31">manuals:<text:line-break/> <text:s/>-<text:line-break/> <text:s text:c="3"/>title: ''<text:line-break/> <text:s text:c="3"/>url: ''</text:p>
      <text:p text:style-name="P84">Volitelný seznam odkazů na anotační manuály a podobné věci. U UD treebanků jsme to měli zatím zakomentováno. (Jejich hlavní URL beztak vede na stránky s dokumentací.)</text:p>
      <text:p text:style-name="P29"><text:span text:style-name="T21">isFree</text:span><text:span text:style-name="T81">: '</text:span><text:span text:style-name="T21">true</text:span><text:span text:style-name="T81">'<text:line-break/></text:span><text:span text:style-name="T21">isAllLogged</text:span><text:span text:style-name="T81">: '</text:span><text:span text:style-name="T21">true</text:span><text:span text:style-name="T81">'<text:line-break/></text:span><text:span text:style-name="T21">isPublic</text:span><text:span text:style-name="T81">: '</text:span><text:span text:style-name="T21">true</text:span><text:span text:style-name="T81">'<text:line-break/></text:span><text:span text:style-name="T21">isFeatured</text:span><text:span text:style-name="T81">: '</text:span><text:span text:style-name="T21">false</text:span><text:span text:style-name="T81">'</text:span></text:p>
      <text:p text:style-name="P89">Free a AllLogged upravují <text:span text:style-name="T100">přístupnost</text:span>. Free znamená, že treebank je přístupný pro všechny. AllLogged znamená, že je přístupný pro všechny uživatele, kteří jsou přihlášení na svůj účet<text:span text:style-name="T99"> (necháváme také „true“, i když vedle Free to možná je jedno).</text:span></text:p>
      <text:p text:style-name="P97">Public upravuje <text:span text:style-name="T100">viditelnost</text:span><text:span text:style-name="T101">.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99">Featured myslím znamená, že treebank je na úvodní stránce aplikace nějak zvýrazněn pro uživatele, kteří nevědí, s jakým treebankem si chtějí hrát.</text:p>
      <text:p text:style-name="P29"><text:span text:style-name="T21">languages</text:span><text:span text:style-name="T81">:<text:line-break/> <text:s/>- </text:span><text:span text:style-name="T21">grc<text:line-break/> <text:s/></text:span><text:span text:style-name="T29">- la<text:line-break/> <text:s/>…</text:span></text:p>
      <text:p text:style-name="P83">Seznam kódů jazyků, které treebank obsahuje. Pro každý UD treebank je to vždy právě jeden jazyk. <text:span text:style-name="T119">Pokud ale ještě navíc oindexujeme celé vydání Universal Dependencies jako jeden treebank, budeme u tohoto sjednoceného treebanku muset uvést všechny jazyky.</text:span> Položka slouží k filtrování na stránce Browse Treebanks v aplikaci.</text:p>
      <text:p text:style-name="P17">tags:<text:line-break/> <text:s/>- 'Universal Dependencies'</text:p>
      <text:p text:style-name="P83">Seznam značek neboli klíčových slov, která treebank charakterizují. Položka slouží k filtrování na stránce Browse Treebanks v aplikaci. <text:span text:style-name="T120">Můžeme si založit samostatný tag např. pro každé vydání UD, ale pozor, takový tak je třeba také zaregistrovat na webu ve správě aplikace, jinak to nebude fungovat!</text:span></text:p>
      <text:h text:style-name="P128" text:outline-level="3"><text:soft-page-break/>Data</text:h>
      <text:p text:style-name="P17">data_dir: 'treex/g<text:span text:style-name="T85">rc-proiel</text:span>'</text:p>
      <text:p text:style-name="P90"><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57">data_dir='treex/g</text:span><text:span text:style-name="T58">rc-proiel</text:span><text:span text:style-name="T57">'</text:span><text:span text:style-name="T1">.</text:span></text:p>
      <text:p text:style-name="P100">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9">data: '*.treex.gz'</text:p>
      <text:p text:style-name="P82">Cesta k datovým souborům, relativní vůči data_dir <text:span text:style-name="T92">a specifická pro jednu konkrétní rovinu anotace (v Treexu je to jedno, protože roviny nejsou formálně rozlišeny, ale v PDT by byla každá rovina v jiném typu souboru)</text:span>. Na rozdíl od data_dir může obsahovat zástupné znaky. <text:span text:style-name="T86">Jde tady hlavně o vymezení seznamu souborů, které se mají číst. Můžeme ale indexovat všechny treebanky UD najednou jako jedno dílo v PML-TQ (které půjde najednou prohledávat), do data_dir dáme pouze „treex“ a sem pak „</text:span><text:span text:style-name="T15">*/*.treex.g</text:span><text:span text:style-name="T30">z“</text:span></text:p>
      <text:p text:style-name="P18"><text:span text:style-name="T87">output</text:span>_dir: '<text:span text:style-name="T87">sql_dump</text:span>/g<text:span text:style-name="T85">rc-proiel</text:span>'</text:p>
      <text:p text:style-name="P87">Cesta, kam se uloží příkazy SQL vygenerované ze vstupních dat. Výchozí nastavení je „sql_dump“, ale my potřebujeme pro každý UD treebank samostatnou složku.</text:p>
      <text:p text:style-name="P30">layers:<text:line-break/> <text:s/>-<text:line-break/> <text:s text:c="3"/>name: treex_document<text:line-break/> <text:s text:c="3"/>path: <text:span text:style-name="T22">'</text:span><text:span text:style-name="T17">u</text:span>d20/treex/grc-proiel<text:span text:style-name="T22">'</text:span><text:line-break/> <text:s text:c="3"/><text:span text:style-name="T22">data: '*.treex.gz'</text:span></text:p>
      <text:p text:style-name="P86">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93">Kořenová složka dat na euleru je /opt/pmltq-data.</text:span> (Viz též sekci Kopírování dat na eulera.)</text:p>
      <text:p text:style-name="P25">sys_db: postgres<text:line-break/><text:span text:style-name="T18">db:<text:line-break/> <text:s/>host: euler.ms.mff.cuni.cz<text:line-break/> <text:s/></text:span><text:span text:style-name="T17">port: 5432</text:span><text:span text:style-name="T18"><text:line-break/> <text:s/>user: 'pmltq'<text:line-break/> <text:s/>name: ud20</text:span></text:p>
      <text:p text:style-name="P98">Položka db/name je název databáze, <text:span text:style-name="T88">kam se v Postgresu na eulerovi uloží SQL data z treebanku.</text:span> <text:span text:style-name="T88">O</text:span>bvykle odpovídá identifikátoru treebanku, <text:span text:style-name="T88">můžeme ji modifikovat při volání pmltq volbou </text:span><text:span text:style-name="T42">--d</text:span><text:span text:style-name="T43">b-name</text:span><text:span text:style-name="T42">='</text:span><text:span text:style-name="T43">ud20_grc_proiel</text:span><text:span text:style-name="T42">'</text:span><text:span text:style-name="T1">. Konfigurace umožňuje zadat i heslo </text:span><text:soft-page-break/><text:span text:style-name="T1">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101">DBI connect('dbname=postgres;host=euler.ms.mff.cuni.cz;port=5432','pmltq',...) failed: FATAL: <text:s/>no pg_hba.conf entry for host "195.113.18.136", user "pmltq", database "postgres", SSL on</text:p>
      <text:p text:style-name="P113">FATAL: <text:s/>no pg_hba.conf entry for host "195.113.18.136", user "pmltq", database "postgres", SSL off at /home/mirovsky/perl5/lib/perl5/PMLTQ/Command.pm line 48.</text:p>
      <text:p text:style-name="P10"/>
      <text:p text:style-name="P11">Pokud potřebujeme přistupovat do databáze ze stroje, ze kterého to momentálně není povoleno, musíme se přihlásit na eulera a přístup nakonfigurovat. Poznámky o konfiguraci serveru PostgreSQL pro spolupráci s Perlem:</text:p>
      <text:p text:style-name="P11"><text:span text:style-name="T41">psql</text:span> ... program pro klientské ovládání PostgreSQL</text:p>
      <text:p text:style-name="P24">psql --help</text:p>
      <text:p text:style-name="P11"><text:span text:style-name="T41">sudo -l</text:span> ... řekne, co smím na eulerovi jako sudoer</text:p>
      <text:p text:style-name="P11">Vytvořit roli (uživatele PostgreSQL) zeman:</text:p>
      <text:p text:style-name="P11"><text:span text:style-name="T41">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4">sudo -u postgres psql<text:line-break/>CREATE ROLE zeman WITH CREATEDB CREATEROLE LOGIN PASSWORD 'nějaké heslo';<text:line-break/>CREATE DATABASE zeman WITH OWNER zeman ENCODING 'UTF8';<text:line-break/>\q</text:p>
      <text:p text:style-name="P11">(Tohle je příkaz, kterým se psql opustí.)</text:p>
      <text:p text:style-name="P11">Aby fungovalo připojení Perl/DBI z jiného počítače, je potřeba to povolit v souboru</text:p>
      <text:p text:style-name="P24">sudo -u postgres vim /etc/postgresql/9.3/main/pg_hba.conf</text:p>
      <text:p text:style-name="P11">nový záznam pro IP adresu ÚFALu (195.113.20.52/32), user a database "zeman" nebo "all", SSL off (host).</text:p>
      <text:p text:style-name="P11">zen = 195.113.18.156, user a database "zeman", SSL on.</text:p>
      <text:p text:style-name="P11">Potom se podle dokumentace má zavolat "pg_ctl reload", ale zdá se, že naše instalace nástroj pg_ctl neobsahuje.</text:p>
      <text:p text:style-name="P11">Druhou možností je prý "kill -HUP `pgrep -n postgres`", ale to mi nezafungovalo.</text:p>
      <text:p text:style-name="P11">Michal Sedlák mi nabídl třetí možnost, která je nejsilnější a zřejmě funguje:</text:p>
      <text:p text:style-name="P24">sudo /etc/init.d/postgresql restart</text:p>
      <text:p text:style-name="P10">Pozor! Matyášův návod obsahuje i nastavení specifická pro ÚFAL a Euler, ale až na konci!</text:p>
      <text:p text:style-name="P105">datapath=<text:span text:style-name="T40">"/opt/pmltq-data"</text:span></text:p>
      <text:p text:style-name="P103"><text:soft-page-break/>ssh.nick=<text:span text:style-name="T40">"pmltq"</text:span></text:p>
      <text:p text:style-name="P103">pmltq.nick=<text:span text:style-name="T40">"pmltq"</text:span></text:p>
      <text:p text:style-name="P103">db.nick=<text:span text:style-name="T40">"pmltq"</text:span></text:p>
      <text:p text:style-name="P103">database.server=<text:span text:style-name="T40">"euler.ms.mff.cuni.cz"</text:span></text:p>
      <text:p text:style-name="P104"/>
      <text:p text:style-name="P103">--web_api-dbserver=<text:span text:style-name="T40">"euler"</text:span></text:p>
      <text:p text:style-name="P103">--web_api-user=<text:span text:style-name="T40">"pmltq"</text:span></text:p>
      <text:p text:style-name="P103">--web_api-url=<text:span text:style-name="T40">"https://lindat.mff.cuni.cz/services/pmltq/"</text:span></text:p>
      <text:p text:style-name="P8"/>
      <text:h text:style-name="P140" text:outline-level="2">pmltq convert</text:h>
      <text:p text:style-name="P54">Volání „pmltq convert“ ve složce s pmltq.yml načte treexové soubory a vycucá z nich data pro databázi, která uloží do složky <text:span text:style-name="T89">definované v konfiguračním souboru jako </text:span><text:span text:style-name="T45">output_dir</text:span><text:span text:style-name="T89">.</text:span></text:p>
      <text:p text:style-name="P55">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1"><text:span text:style-name="T105">perl </text:span>../../bin/load_universal_dependencies.pl <text:span text:style-name="T105">--cluster</text:span></text:p>
      <text:h text:style-name="P141" text:outline-level="2">Smazání starší verze</text:h>
      <text:p text:style-name="P43">Jestliže jsme treebank s tímto identifikátorem už nahráli do PML-TQ dříve, měli bychom ho před nahráním opravené verze explicitně smazat, abychom předešli skrytým chybám a konfliktům.</text:p>
      <text:p text:style-name="P43"><text:span text:style-name="T55">pmltq webdelete</text:span> … odstraní záznam o treebanku z webové aplikace</text:p>
      <text:p text:style-name="P117">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15"><text:span text:style-name="T55">pmltq webdelete </text:span><text:span text:style-name="T51">--treebank_id="ud20_cs_</text:span><text:span text:style-name="T59">cac</text:span><text:span text:style-name="T51">"</text:span></text:p>
      <text:p text:style-name="P117">Pmltq si pořád bude brát z konfiguračního souboru ostatní informace, jako je název serveru a uživatelské jméno. Treebank však smaže ten správný.</text:p>
      <text:p text:style-name="P43"><text:span text:style-name="T55">pmltq delete</text:span> … odstraní databázi treebanku z Postgresu na eulerovi</text:p>
      <text:p text:style-name="P118">A opět je možné smazat databázi konkrétního treebanku, i když její identifikátor není uveden v konfiguračním souboru:</text:p>
      <text:p text:style-name="P116"><text:span text:style-name="T55">pmltq delete </text:span><text:span text:style-name="T52">--</text:span><text:span text:style-name="T60">db-name</text:span><text:span text:style-name="T51">="ud20_cs_</text:span><text:span text:style-name="T59">cac</text:span><text:span text:style-name="T51">" </text:span><text:span text:style-name="T52">--config="pmltq-cs_cac.yml"</text:span></text:p>
      <text:p text:style-name="P44">Upozornění: treexové soubory v /net/work/projects/pmltq ani jejich kopie na eulerovi tím nebudou dotčeny. Pokud chceme treebank opravdu zrušit, musíme tyto složky smazat ručně.</text:p>
      <text:h text:style-name="Heading_20_3" text:outline-level="3"><text:soft-page-break/>Další postřehy o mazání a aktualizaci treebanků</text:h>
      <text:p text:style-name="P34">Spustíme-li podruhé pmltq load, <text:span text:style-name="T91">aniž bychom předtím ručně zlikvidovali předchozí verzi</text:span>, pmltq se nejdříve pokusí smazat z databáze existující tabulky:</text:p>
      <text:p text:style-name="P15">RUNNING SQL FROM /lnet/.nfs/spec/work/projects/pmltq/data/ud20/sql_dump/treex_document__delete.sql</text:p>
      <text:p text:style-name="P34">Bohužel to asi ne vždy funguje. Zrovna teď jsem to nechal běžet asi půl hodiny a nic viditelného se neděje. Takže, pokud chceme začít od začátku, jak odstraníme databázi konkrétního treebanku z Postgresu ručně? <text:span text:style-name="T66">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4"><text:span text:style-name="T55">ssh -l pmltq/</text:span><text:span text:style-name="T61">zeman</text:span><text:span text:style-name="T55"> euler.ms.mff.cuni.cz</text:span><text:span text:style-name="T17"><text:line-break/></text:span><text:span text:style-name="T55">psql --help </text:span><text:span text:style-name="T48">| less<text:line-break/>psql -d </text:span><text:span text:style-name="T49">postgres<text:line-break/>postgres=&gt; DROP DATABASE ud20 ;<text:line-break/>ERROR: <text:s/>database "ud20" is being accessed by other users<text:line-break/>DETAIL: <text:s/>There are 6 other sessions using the database.<text:line-break/></text:span><text:span text:style-name="T56">postgres</text:span><text:span text:style-name="T49">=&gt; \q</text:span></text:p>
      <text:p text:style-name="P53">Hm. Webová aplikace je zřejmě k této databázi připojená. Tak že bychom nejdříve restartovali Postgres pomocí „sudo /etc/init.d/postgresql restart“? <text:span text:style-name="T67">Na to je potřeba se nejdřív přehlásit jako zeman (protože uživatel pmltq nemá právo sudo), po restartu se ale zase vrátit, protože uživatel zeman není vlastníkem databáze ud20 a nemůže ji odstranit.</text:span></text:p>
      <text:p text:style-name="Text_20_body"><text:span text:style-name="T17">K tomu Matyáš: </text:span>Restart není potřeba, stačí odpojit všechny uživatele:</text:p>
      <text:p text:style-name="P114">SELECT pid, (SELECT pg_terminate_backend(pid)) as killed from pg_stat_activity WHERE pid &lt;&gt; pg_backend_pid() AND datname='ud20';</text:p>
      <text:h text:style-name="P142" text:outline-level="2">Nalití dat do vzdálené databáze</text:h>
      <text:p text:style-name="P42"><text:span text:style-name="T17">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9"> (</text:span><text:span text:style-name="T17">vzdáleně; </text:span><text:span text:style-name="T19">pořád jsem nalogován na blackbirdovi, nikoli na eulerovi; Matyášův návod na Githubu popisuje řešení některých problémů se spojením, které můžou nastat):</text:span></text:p>
      <text:p text:style-name="P13">pmltq initdb</text:p>
      <text:p text:style-name="P6">Vrací mi to n<text:span text:style-name="T102">ásledující chyby, ale můžeme je ignorovat. PMLTQ se snaží smazat tabulky pro případ, že bych zkoušel inicializovat už existující a inicializovanou databázi.</text:span></text:p>
      <text:p text:style-name="P102">RUNNING SQL FROM /net/work/projects/perlbrew/Ubuntu/14.04/x86_64/perls/perl-5.18.2/lib/site_perl/5.18.2/auto/share/dist/PMLTQ/sql/init.sql</text:p>
      <text:p text:style-name="P102">NOTICE: <text:s/>aggregate concat_agg(text) does not exist, skipping</text:p>
      <text:p text:style-name="P102">NOTICE: <text:s/>table "#PML" does not exist, skipping</text:p>
      <text:p text:style-name="P102">NOTICE: <text:s/>table "#PMLTYPES" does not exist, skipping</text:p>
      <text:p text:style-name="P102">NOTICE: <text:s/>table "#PMLTABLES" does not exist, skipping</text:p>
      <text:p text:style-name="P102"><text:soft-page-break/>NOTICE: <text:s/>table "#PML_USR_REL" does not exist, skipping</text:p>
      <text:p text:style-name="P2"/>
      <text:p text:style-name="P5"><text:span text:style-name="T39">N</text:span>ahrání aktuálního treebanku do databáze:</text:p>
      <text:p text:style-name="P14">pmltq load</text:p>
      <text:p text:style-name="P7"><text:span text:style-name="T44">pmltq verify</text:span> … zjistí o jednotlivých tabulkách nové databáze, kolik řádků obsahují.</text:p>
      <text:h text:style-name="P143" text:outline-level="2">Nastavení webového rozhraní</text:h>
      <text:p text:style-name="P33">Na webu PML-TQ mám dvě možnosti přihlášení: 1. místně spravovaný účet, který mi kdysi založil Honza Štěpánek (jméno „DanZeman“, <text:span text:style-name="T14">[</text:span><text:span text:style-name="T27">heslo z tohoto dokumentu odstraňuju, abych mohl dokument verzovat na Githubu</text:span><text:span text:style-name="T1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06">100</text:span> treebanků (a toto číslo v budoucnosti dále poroste). Proto je k dispozici příkaz pmltq webload, který můžeme volat ve smyčce z nějakého skriptu.</text:p>
      <text:p text:style-name="P33">I webload se řídí údaji uvedenými v pmltq.yml, případně dodanými na příkazovém řádku. V konfiguračním souboru je to sekce „web_api“. Musím použít svůj vlastní správcovský účet, a to ten lokální, protože Shibboleth tady nefunguje. <text:span text:style-name="T65">(Přes webovou správu si taky můžu heslo změnit nebo založit nový účet.)</text:span></text:p>
      <text:p text:style-name="P12">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64">DanZeman</text:span>'<text:line-break/> <text:s/>password: '<text:span text:style-name="T13">[heslo odstran</text:span><text:span text:style-name="T90">ěno</text:span><text:span text:style-name="T13">]</text:span>'</text:p>
      <text:p text:style-name="P9">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25" text:outline-level="1">Další starší poznámky</text:h>
      <text:p text:style-name="P48">sys_db v konfig: používáme „pmltq“ – potřebuju nějakou cizí databázi, ke které můžu být připojen, když tu skutečnou db chci např. mazat (protože nelze mazat db, ke které jsem připojen)</text:p>
      <text:p text:style-name="P47">Printserver (Tred, který tvoří obrázky) je někdy po novém treebanku nutné restartovat. Pokud <text:span text:style-name="T121">treebank používá dosud neznámý stylesheet</text:span>, tak určitě restartovat.</text:p>
      <text:p text:style-name="P27">ubic restart pmltq</text:p>
      <text:p text:style-name="P49">… tohle na eulerovi restartne <text:span text:style-name="T103">jak</text:span> printesrver, <text:span text:style-name="T103">tak také PMLTQ::Server</text:span></text:p>
      <text:p text:style-name="P81">Print server má svg_cache <text:span text:style-name="T121">(</text:span><text:span text:style-name="T46">/opt/print-server/svg_cache/*.</text:span><text:span text:style-name="T53">svg</text:span><text:span text:style-name="T121">)</text:span>. Když je nějaký problém, tak můžeme taky zkusit smazat tu cache. <text:span text:style-name="T95">Např. pokud to chvilku vracelo špatné stromy, ty už se mezitím mohly nacachovat.</text:span></text:p>
      <text:p text:style-name="P50"><text:soft-page-break/>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80">Přidávání vlajek a jazykových rodin k jazykům ve webovém administrativním rozhraní není k dispozici, i když podle Michala Sedláka by šlo ve skutečnosti o práci na deset minut.<text:span text:style-name="T122"> Vlajky má Michal jako separátní projekt někde na Githubu. Technicky jsou všechny v jednom souboru s obrázkem, aby se to stahovalo rychle, a přistupuje se do nich jako do rastrové mapy prostřednictvím kaskádových stylů.</text:span></text:p>
      <text:h text:style-name="P126" text:outline-level="1">Querying Universal Dependencies in PML-TQ – Quick Start</text:h>
      <text:p text:style-name="P3">PML-TQ comes with some rudimentary help and query examples. Most of it is generated automatically from the XML (PML) schema of the treebank. Since we abuse a non-UD schema (Treex) to index UD data in PML-TQ, these sample queries are not very informative. More seriously, they hide some peculiarities of the data structures that are not intuitive for someone knowledgeable about UD. Here we try to overcome these obstacles.</text:p>
      <text:h text:style-name="P133" text:outline-level="2">Searching for Nodes with Given Attributes</text:h>
      <text:p text:style-name="P35">a-node []</text:p>
      <text:p text:style-name="P38">a-root []</text:p>
      <text:p text:style-name="P88"><text:span text:style-name="T2">The simplest possible query. It returns any node in the treebank. Note that the results come in random order, PML-TQ ignores the order of the trees in the input data. Also note that the 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106">a-node [<text:span text:style-name="T3">tag="PART"</text:span>]</text:p>
      <text:p text:style-name="P106">a-node [<text:span text:style-name="T96">c</text:span><text:span text:style-name="T3">onll/pos="RP"</text:span>]</text:p>
      <text:p text:style-name="P91">The UPOS tag is stored as “tag”. The above query returns nodes tagged as particles. If you want to query the XPOS tag, use the “conll/pos” attribute.</text:p>
      <text:p text:style-name="P108">a-node [<text:span text:style-name="T4">lower(</text:span><text:span text:style-name="T97">f</text:span><text:span text:style-name="T4">orm)~</text:span><text:span text:style-name="T3">"</text:span><text:span text:style-name="T4">^(wh|how)</text:span><text:span text:style-name="T3">", </text:span><text:span text:style-name="T4">lemma=lower(lemma)</text:span>]</text:p>
      <text:p text:style-name="P92">You can match regular expressions using the ~ operator. The syntax of the expressions is Perl-like but you need two backslashes (instead of just one!) to escape special characters. The above query looks for nodes whose word form starts with “wh” or “how” (case-insensitive) and whose lemma does not contain uppercase letters.</text:p>
      <text:p text:style-name="P92">PML-TQ does not know about multi-word tokens. You are always querying individual syntactic words (nodes), even if their form does not match the surface token.</text:p>
      <text:p text:style-name="P109">a-node [<text:span text:style-name="T5">iset/prontype="prs", iset/reflex="reflex", iset/poss="poss"</text:span>]</text:p>
      <text:p text:style-name="P93"><text:soft-page-break/>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93">Some language-specific features may not be available. Commonly used layered features are available but they have different names, e.g. Number[psor] has to be queried as iset/possnumber.</text:p>
      <text:p text:style-name="P94">If there are multi-values (e.g. “Case=Acc,Nom”), they will be separated by a vertical bar instead of the comma used in UD (e.g. “iset/case="acc|nom"”).</text:p>
      <text:h text:style-name="P134" text:outline-level="2">Aggregation Filters</text:h>
      <text:p text:style-name="P51"><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refer to the nodes, we will have to label them. The label starts with the dollar sign, e.g. the “$a” in the following query:</text:span></text:p>
      <text:p text:style-name="P110">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95">The $1 and $2 variables of the give keyword refer to the first and second item of the for keyword; similarly, the $3 of sort refers to the third item of give, i.e. the count() function. This query will list all unique lemma-tag pairs whose pronominal type contains “int” (interrogative); it will give the number of occurrences of each such pair, and sort the table in descending order by frequency.</text:p>
      <text:h text:style-name="P135" text:outline-level="2">Querying Multiple Nodes</text:h>
      <text:p text:style-name="P111">a-node [deprel~"^obj", parent a-node [tag="VERB"]]</text:p>
      <text:p text:style-name="P96">This query searches for nodes whose relation to their parent starts with “obj” (i.e. it is either the universal “obj”, or a language-specific subtype thereof, e.g., “obj:dir”) and whose parent is a verb. We can also query other tree relations, e.g. child, ancestor, descendant etc. We can also query the direction of the dependencies by comparing positions of the nodes in the word order:</text:p>
      <text:p text:style-name="P107"><text:span text:style-name="T98">a-node </text:span><text:span text:style-name="T11">$d :=</text:span><text:span text:style-name="T98"> [deprel~"^</text:span><text:span text:style-name="T11">conj</text:span><text:span text:style-name="T98">", parent a-node </text:span><text:span text:style-name="T11">$p :=</text:span><text:span text:style-name="T98"> [</text:span><text:span text:style-name="T11">order-follows $d</text:span><text:span text:style-name="T98">]]</text:span></text:p>
      <text:p text:style-name="P96">This query looks for ill-formed coordination: a node is attached as “conj” to a parent that lies somewhere to the right.</text:p>
      <text:p text:style-name="P112"><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19-05-14T09:31:15.702000000</dc:date>
    <meta:editing-duration>P6DT13H22M24S</meta:editing-duration>
    <meta:editing-cycles>156</meta:editing-cycles>
    <meta:generator>LibreOffice/5.3.1.2$Windows_X86_64 LibreOffice_project/e80a0e0fd1875e1696614d24c32df0f95f03deb2</meta:generator>
    <dc:creator>Daniel Zeman</dc:creator>
    <meta:document-statistic meta:table-count="0" meta:image-count="0" meta:object-count="0" meta:page-count="14" meta:paragraph-count="199" meta:word-count="5257" meta:character-count="36129" meta:non-whitespace-character-count="31036"/>
  </office:meta>
</office:document-meta>
</file>